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3" manifest:media-type="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Times New Roman2" svg:font-family="'Times New Roman'" style:font-family-generic="roman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Text_20_body">
      <style:paragraph-properties fo:line-height="150%"/>
      <style:text-properties style:font-name="Times New Roman" officeooo:rsid="000a7097" officeooo:paragraph-rsid="000a7097"/>
    </style:style>
    <style:style style:name="P2" style:family="paragraph" style:parent-style-name="Text_20_body">
      <style:paragraph-properties fo:line-height="150%"/>
      <style:text-properties style:font-name="Times New Roman" officeooo:rsid="000dbb82" officeooo:paragraph-rsid="00163316"/>
    </style:style>
    <style:style style:name="P3" style:family="paragraph" style:parent-style-name="Text_20_body">
      <style:paragraph-properties fo:line-height="150%"/>
      <style:text-properties style:font-name="Times New Roman" fo:font-style="italic" officeooo:rsid="001c474d" officeooo:paragraph-rsid="001c474d" style:font-style-asian="italic" style:font-style-complex="italic"/>
    </style:style>
    <style:style style:name="P4" style:family="paragraph" style:parent-style-name="Text_20_body">
      <style:paragraph-properties fo:line-height="150%"/>
      <style:text-properties style:font-name="Times New Roman" officeooo:rsid="00163316" officeooo:paragraph-rsid="00163316"/>
    </style:style>
    <style:style style:name="P5" style:family="paragraph" style:parent-style-name="Text_20_body">
      <style:paragraph-properties fo:line-height="150%"/>
      <style:text-properties officeooo:rsid="001976d3" officeooo:paragraph-rsid="001976d3"/>
    </style:style>
    <style:style style:name="P6" style:family="paragraph" style:parent-style-name="Text_20_body">
      <style:paragraph-properties fo:line-height="150%"/>
    </style:style>
    <style:style style:name="P7" style:family="paragraph" style:parent-style-name="Title">
      <style:paragraph-properties fo:line-height="150%"/>
      <style:text-properties style:font-name="Times New Roman" officeooo:rsid="000a7097" officeooo:paragraph-rsid="000a7097"/>
    </style:style>
    <style:style style:name="P8" style:family="paragraph" style:parent-style-name="Heading_20_1">
      <style:paragraph-properties fo:line-height="150%"/>
    </style:style>
    <style:style style:name="P9" style:family="paragraph" style:parent-style-name="Heading_20_1">
      <style:paragraph-properties fo:line-height="150%" fo:break-before="page"/>
    </style:style>
    <style:style style:name="P10" style:family="paragraph" style:parent-style-name="Heading_20_2">
      <style:paragraph-properties fo:line-height="150%"/>
      <style:text-properties officeooo:rsid="00163316" officeooo:paragraph-rsid="00163316"/>
    </style:style>
    <style:style style:name="P11" style:family="paragraph" style:parent-style-name="Heading_20_2">
      <style:paragraph-properties fo:line-height="150%"/>
    </style:style>
    <style:style style:name="P12" style:family="paragraph" style:parent-style-name="Text_20_body">
      <style:paragraph-properties fo:line-height="150%"/>
      <style:text-properties style:font-name="Times New Roman" fo:font-style="normal" officeooo:rsid="0011aafe" officeooo:paragraph-rsid="00163316" style:font-style-asian="normal" style:font-style-complex="normal"/>
    </style:style>
    <style:style style:name="P13" style:family="paragraph" style:parent-style-name="Text_20_body" style:list-style-name="L1">
      <style:paragraph-properties fo:line-height="150%"/>
      <style:text-properties style:font-name="Times New Roman" fo:font-style="normal" officeooo:rsid="0013b1fa" officeooo:paragraph-rsid="0013b1fa" style:font-style-asian="normal" style:font-style-complex="normal"/>
    </style:style>
    <style:style style:name="P14" style:family="paragraph" style:parent-style-name="Text_20_body">
      <style:paragraph-properties fo:line-height="150%"/>
      <style:text-properties style:font-name="Times New Roman" fo:font-style="normal" officeooo:rsid="001c474d" officeooo:paragraph-rsid="001c474d" style:font-style-asian="normal" style:font-style-complex="normal"/>
    </style:style>
    <style:style style:name="P15" style:family="paragraph" style:parent-style-name="Text_20_body" style:list-style-name="L1">
      <style:paragraph-properties fo:line-height="150%"/>
      <style:text-properties style:font-name="Times New Roman" officeooo:rsid="0013b1fa" officeooo:paragraph-rsid="0013b1fa"/>
    </style:style>
    <style:style style:name="P16" style:family="paragraph" style:parent-style-name="Text_20_body" style:list-style-name="L1">
      <style:paragraph-properties fo:line-height="150%"/>
      <style:text-properties style:font-name="Times New Roman" fo:font-style="italic" officeooo:rsid="00146f8e" officeooo:paragraph-rsid="001b8c69" style:font-style-asian="italic" style:font-style-complex="italic"/>
    </style:style>
    <style:style style:name="P17" style:family="paragraph" style:parent-style-name="Text_20_body" style:list-style-name="L1">
      <style:paragraph-properties fo:line-height="150%"/>
      <style:text-properties style:font-name="Times New Roman" fo:font-style="italic" officeooo:rsid="00146f8e" officeooo:paragraph-rsid="00146f8e" style:font-style-asian="italic" style:font-style-complex="italic"/>
    </style:style>
    <style:style style:name="P18" style:family="paragraph" style:parent-style-name="Text_20_body">
      <style:paragraph-properties fo:line-height="150%"/>
      <style:text-properties fo:font-style="normal" officeooo:rsid="00163316" officeooo:paragraph-rsid="00163316" style:font-style-asian="normal" style:font-style-complex="normal"/>
    </style:style>
    <style:style style:name="P19" style:family="paragraph" style:parent-style-name="Text_20_body">
      <style:paragraph-properties fo:line-height="150%"/>
      <style:text-properties officeooo:rsid="001ed45c" officeooo:paragraph-rsid="00209d41"/>
    </style:style>
    <style:style style:name="P20" style:family="paragraph">
      <style:paragraph-properties fo:margin-left="0in" fo:margin-right="0in" fo:margin-top="0in" fo:margin-bottom="0in" fo:line-height="100%" fo:text-align="start" fo:text-indent="0in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officeooo:rsid="000ca68b"/>
    </style:style>
    <style:style style:name="T2" style:family="text">
      <style:text-properties fo:font-style="italic" officeooo:rsid="0011aafe" style:font-style-asian="italic" style:font-style-complex="italic"/>
    </style:style>
    <style:style style:name="T3" style:family="text">
      <style:text-properties fo:font-style="italic" officeooo:rsid="0022fbe1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11aafe" style:font-style-asian="normal" style:font-style-complex="normal"/>
    </style:style>
    <style:style style:name="T6" style:family="text">
      <style:text-properties fo:font-style="normal" officeooo:rsid="0013b1fa" style:font-style-asian="normal" style:font-style-complex="normal"/>
    </style:style>
    <style:style style:name="T7" style:family="text">
      <style:text-properties fo:font-style="normal" officeooo:rsid="00163316" style:font-style-asian="normal" style:font-style-complex="normal"/>
    </style:style>
    <style:style style:name="T8" style:family="text">
      <style:text-properties fo:font-style="normal" officeooo:rsid="0017d5a1" style:font-style-asian="normal" style:font-style-complex="normal"/>
    </style:style>
    <style:style style:name="T9" style:family="text">
      <style:text-properties fo:font-style="normal" officeooo:rsid="001976d3" style:font-style-asian="normal" style:font-style-complex="normal"/>
    </style:style>
    <style:style style:name="T10" style:family="text">
      <style:text-properties fo:font-style="normal" officeooo:rsid="001ae6a0" style:font-style-asian="normal" style:font-style-complex="normal"/>
    </style:style>
    <style:style style:name="T11" style:family="text">
      <style:text-properties fo:font-style="normal" officeooo:rsid="001b8c69" style:font-style-asian="normal" style:font-style-complex="normal"/>
    </style:style>
    <style:style style:name="T12" style:family="text">
      <style:text-properties fo:font-style="normal" officeooo:rsid="001e1381" style:font-style-asian="normal" style:font-style-complex="normal"/>
    </style:style>
    <style:style style:name="T13" style:family="text">
      <style:text-properties fo:font-style="normal" officeooo:rsid="001e69df" style:font-style-asian="normal" style:font-style-complex="normal"/>
    </style:style>
    <style:style style:name="T14" style:family="text">
      <style:text-properties fo:font-style="normal" officeooo:rsid="002121ac" style:font-style-asian="normal" style:font-style-complex="normal"/>
    </style:style>
    <style:style style:name="T15" style:family="text">
      <style:text-properties fo:font-style="normal" officeooo:rsid="0022fbe1" style:font-style-asian="normal" style:font-style-complex="normal"/>
    </style:style>
    <style:style style:name="T16" style:family="text">
      <style:text-properties fo:font-style="normal" officeooo:rsid="00246858" style:font-style-asian="normal" style:font-style-complex="normal"/>
    </style:style>
    <style:style style:name="T17" style:family="text">
      <style:text-properties officeooo:rsid="00107ac2"/>
    </style:style>
    <style:style style:name="T18" style:family="text">
      <style:text-properties officeooo:rsid="0011aafe"/>
    </style:style>
    <style:style style:name="T19" style:family="text">
      <style:text-properties officeooo:rsid="0013b1fa"/>
    </style:style>
    <style:style style:name="T20" style:family="text">
      <style:text-properties fo:language="en" fo:country="US"/>
    </style:style>
    <style:style style:name="T21" style:family="text">
      <style:text-properties fo:language="en" fo:country="US" fo:font-style="italic" style:font-style-asian="italic" style:font-style-complex="italic"/>
    </style:style>
    <style:style style:name="T22" style:family="text">
      <style:text-properties fo:language="en" fo:country="US" fo:font-style="italic" officeooo:rsid="0011aafe" style:font-style-asian="italic" style:font-style-complex="italic"/>
    </style:style>
    <style:style style:name="T23" style:family="text">
      <style:text-properties fo:language="en" fo:country="US" fo:font-style="italic" officeooo:rsid="0017a75b" style:font-style-asian="italic" style:font-style-complex="italic"/>
    </style:style>
    <style:style style:name="T24" style:family="text">
      <style:text-properties fo:language="en" fo:country="US" fo:font-style="normal" style:font-style-asian="normal" style:font-style-complex="normal"/>
    </style:style>
    <style:style style:name="T25" style:family="text">
      <style:text-properties fo:language="en" fo:country="US" fo:font-style="normal" officeooo:rsid="0017d5a1" style:font-style-asian="normal" style:font-style-complex="normal"/>
    </style:style>
    <style:style style:name="T26" style:family="text">
      <style:text-properties fo:language="en" fo:country="US" fo:font-style="normal" officeooo:rsid="001ae6a0" style:font-style-asian="normal" style:font-style-complex="normal"/>
    </style:style>
    <style:style style:name="T27" style:family="text">
      <style:text-properties fo:language="en" fo:country="US" fo:font-style="normal" officeooo:rsid="001b8c69" style:font-style-asian="normal" style:font-style-complex="normal"/>
    </style:style>
    <style:style style:name="T28" style:family="text">
      <style:text-properties fo:language="en" fo:country="US" officeooo:rsid="001ae6a0"/>
    </style:style>
    <style:style style:name="T29" style:family="text">
      <style:text-properties fo:language="en" fo:country="US" officeooo:rsid="0013b1fa"/>
    </style:style>
    <style:style style:name="T30" style:family="text">
      <style:text-properties style:font-name="Liberation Sans1" fo:font-size="16.1000003814697pt" fo:font-weight="bold" officeooo:rsid="0017d5a1" style:font-name-asian="Microsoft YaHei" style:font-size-asian="16.1000003814697pt" style:font-weight-asian="bold" style:font-name-complex="Noto Sans Devanagari" style:font-size-complex="16.1000003814697pt" style:font-weight-complex="bold"/>
    </style:style>
    <style:style style:name="T31" style:family="text">
      <style:text-properties style:font-name="Liberation Sans1" fo:font-size="16.1000003814697pt" fo:font-style="normal" fo:font-weight="bold" officeooo:rsid="001976d3" style:font-name-asian="Microsoft YaHei" style:font-size-asian="16.1000003814697pt" style:font-style-asian="normal" style:font-weight-asian="bold" style:font-name-complex="Noto Sans Devanagari" style:font-size-complex="16.1000003814697pt" style:font-style-complex="normal" style:font-weight-complex="bold"/>
    </style:style>
    <style:style style:name="T32" style:family="text">
      <style:text-properties officeooo:rsid="001ae6a0"/>
    </style:style>
    <style:style style:name="T33" style:family="text">
      <style:text-properties style:font-name="Times New Roman1" fo:font-style="normal" style:font-style-asian="normal" style:font-style-complex="normal"/>
    </style:style>
    <style:style style:name="T34" style:family="text">
      <style:text-properties style:font-name="Times New Roman1" fo:font-style="normal" officeooo:rsid="001ae6a0" style:font-style-asian="normal" style:font-style-complex="normal"/>
    </style:style>
    <style:style style:name="T35" style:family="text">
      <style:text-properties style:font-name="Times New Roman2" officeooo:rsid="001ae6a0"/>
    </style:style>
    <style:style style:name="T36" style:family="text">
      <style:text-properties fo:language="zxx" fo:country="none" style:language-asian="zxx" style:country-asian="none" style:language-complex="zxx" style:country-complex="none"/>
    </style:style>
    <style:style style:name="T37" style:family="text">
      <style:text-properties officeooo:rsid="0022fbe1"/>
    </style:style>
    <style:style style:name="T3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ro" fo:country="RO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Construirea cu pixeli 3D folosind programare genetică</text:p>
      <text:h text:style-name="P8" text:outline-level="1"><text:span text:style-name="T18">1. </text:span><text:span text:style-name="T17">I</text:span>ntroducere</text:h>
      <text:p text:style-name="P1">Această lucrare va urmări construirea unor structuri tridimensionale formate din pixeli 3D („<text:span text:style-name="T1">blocur</text:span>i”) folosind un robot („<text:span text:style-name="T20">turtle</text:span>”) virtual. Acest robot poate fi programat, interacționând cu mediul înconjurător folosind un set de <text:span text:style-name="T1">funcții elementare. Aceste funcții îi permit mișcarea în spațiu, plasarea și distrugerea blocurilor, respectiv detectarea blocurilor adiacente pentru orientarea în spațiu.</text:span></text:p>
      <text:p text:style-name="P2">Acest proiect a pornit inițial de la un context existent: o modificare pentru <text:span text:style-name="T20">Minecraft</text:span> ce adaugă un astfel de robot la joc, programabil în Lua. <text:span text:style-name="T20">Minecraft</text:span> este un joc video de tip <text:span text:style-name="T21">sandbox</text:span><text:span text:style-name="T4"> ce permite jucătorilor să construiască structuri, folosind blocuri cubice aliniate la o grilă de coordonate 3D. Modificarea menționată, </text:span><text:span text:style-name="T21">ComputerCraft</text:span><text:span text:style-name="T4">, adaugă în joc „calculatoare” programabile în Lua. Printre acestea există un tip de calculator mobil, numit </text:span><text:span text:style-name="T21">turtle</text:span><text:span text:style-name="T4">, care se poate mișca și interacționa programatic cu lumea din jurul său. </text:span></text:p>
      <text:p text:style-name="P4"><text:span text:style-name="T5">I</text:span><text:span text:style-name="T4">deea centrală a lucrării este de a folosi programarea genetică pentru a crea, dat fiind o structură ce trebuie creată din blocuri, un program pentru a o construi. Acest program, atunci când este rulat de un </text:span><text:span text:style-name="T23">turtle</text:span><text:span text:style-name="T4">, ar trebui să poată reproduce cât mai exact ținta inițială.</text:span></text:p>
      <text:p text:style-name="P12"/>
      <text:h text:style-name="P9" text:outline-level="1"><text:span text:style-name="T7">2. </text:span><text:span text:style-name="T5">C</text:span><text:span text:style-name="T4">ontext </text:span><text:span text:style-name="T9">practic</text:span></text:h>
      <text:p text:style-name="P18">În acest capitol, vom stabili datele exacte ale problemei, și constrângerile cu care vom lucra.</text:p>
      <text:h text:style-name="P10" text:outline-level="2">2. 1. <text:span text:style-name="T30">Abilitățile robotului</text:span></text:h>
      <text:p text:style-name="P6">Robotul va avea în spațiul de antrenament o poziție caracterizată de coordonate întregi, și o direcție aliniată la una dintre axele orizontale. </text:p>
      <text:p text:style-name="P2"><text:span text:style-name="T8">Pentru capabilitățile exacte ale robotului, ne vom inspira din </text:span><text:span text:style-name="T25">ComputerCraft</text:span><text:span text:style-name="T8">, modificarea menționată anterior. </text:span><text:span text:style-name="T5">Dintre comenzile disponibile unui </text:span><text:span text:style-name="T22">turtle</text:span><text:span text:style-name="T2"><text:note text:id="ftn1" text:note-class="footnote"><text:note-citation>1</text:note-citation><text:note-body><text:p text:style-name="Footnote"><text:span text:style-name="T19">Comenzi </text:span><text:span text:style-name="T29">Turtle</text:span><text:span text:style-name="T19">: </text:span><text:span text:style-name="T36">https://www.computercraft.info/wiki/Turtle_(API)</text:span><text:span text:style-name="T36"><office:annotation loext:resolved="false"><dc:creator>Unknown Author</dc:creator><dc:date>2021-05-10T15:46:40.111412116</dc:date><text:p text:style-name="P20"><text:span text:style-name="T38">bibliographic reference not needed? https://profs.info.uaic.ro/~tr/tr09-02.pdf</text:span></text:p></office:annotation></text:span></text:p></text:note-body></text:note></text:span><text:span text:style-name="T5"> </text:span><text:span text:style-name="T8">în </text:span><text:span text:style-name="T25">ComputerCraft</text:span><text:span text:style-name="T5">, vom utiliza doar </text:span><text:span text:style-name="T6">pe următoarele:</text:span></text:p>
      <text:list xml:id="list1448737147" text:style-name="L1">
        <text:list-item>
          <text:p text:style-name="P15"><text:span text:style-name="T26">Comenzile </text:span><text:span text:style-name="T21">forward</text:span><text:span text:style-name="T24">, </text:span><text:span text:style-name="T21">back</text:span><text:span text:style-name="T24">, </text:span><text:span text:style-name="T21">up</text:span><text:span text:style-name="T24"> </text:span><text:span text:style-name="T4">și </text:span><text:span text:style-name="T21">down </text:span><text:span text:style-name="T4">permit mișcarea robotului </text:span><text:span text:style-name="T10">într-un spațiu adiacent</text:span><text:span text:style-name="T4">. </text:span><text:span text:style-name="T10">Dacă spațiul respectiv este ocupat de un bloc, robotul va rămâne pe loc. Comenzile vor întoarce o valoare booleană, echivalentă cu succesul mișcării.</text:span></text:p>
        </text:list-item>
        <text:list-item>
          <text:p text:style-name="P13"><text:span text:style-name="T28">Comenzile </text:span><text:span text:style-name="T21">turnLeft</text:span> și <text:span text:style-name="T21">turnRight </text:span>permit întoarcerea robotului <text:span text:style-name="T32">cu 90</text:span><text:span text:style-name="T35">°</text:span><text:span text:style-name="T32"> în sens orar sau antiorar. Ele nu pot fi blocate, și nu vor întoarce nimic.</text:span></text:p>
        </text:list-item>
        <text:list-item>
          <text:p text:style-name="P16"><text:span text:style-name="T26">Comenzile </text:span><text:span text:style-name="T20">place,</text:span><text:span text:style-name="T24"> </text:span><text:span text:style-name="T20">placeUp</text:span><text:span text:style-name="T24"> și </text:span><text:span text:style-name="T20">placeDown</text:span><text:span text:style-name="T24"> </text:span><text:span text:style-name="T4">permit plasarea blocurilor </text:span><text:span text:style-name="T11">în spații adiacente. Dacă spațiile respective au deja un bloc, atunci plasarea va eșua. </text:span><text:span text:style-name="T10">Comenzile vor întoarce o valoare booleană, echivalentă cu succesul </text:span><text:span text:style-name="T11">plasării</text:span><text:span text:style-name="T10">.</text:span></text:p>
        </text:list-item>
        <text:list-item>
          <text:p text:style-name="P16"><text:span text:style-name="T27">Comenzile </text:span><text:span text:style-name="T20">dig</text:span><text:span text:style-name="T24">, </text:span><text:span text:style-name="T20">digUp</text:span><text:span text:style-name="T24"> și </text:span><text:span text:style-name="T20">digDown</text:span><text:span text:style-name="T4">, ce permit distrugerea blocurilor </text:span><text:span text:style-name="T11">din spații adiacente. Dacă spațiile respective sunt deja libere, sau sunt în afara spațiului de antrenament, distrugerea va eșua. </text:span><text:span text:style-name="T10">Comenzile vor întoarce o valoare booleană, echivalentă cu succesul </text:span><text:span text:style-name="T11">distrugerii</text:span><text:span text:style-name="T10">.</text:span></text:p>
        </text:list-item>
        <text:list-item>
          <text:p text:style-name="P17"><text:span text:style-name="T27">Comenzile </text:span><text:span text:style-name="T20">detect</text:span><text:span text:style-name="T24">, </text:span><text:span text:style-name="T20">detectUp</text:span><text:span text:style-name="T24"> și </text:span><text:span text:style-name="T20">detectDown </text:span><text:span text:style-name="T4">permit detectarea blocurilor adiacente robotului. </text:span><text:span text:style-name="T11">Ele vor returna o valoare booleană echivalentă cu prezența sau absența unui bloc în spațiul respectiv.</text:span></text:p>
        </text:list-item>
      </text:list>
      <text:p text:style-name="P3"><text:span text:style-name="T11">T</text:span><text:span text:style-name="T4">rebuie observat că majoritatea comenzilor permit interacțiuni doar înainte, în sus și în jos (și înapoi, pentru comanda </text:span><text:span text:style-name="T20">back</text:span><text:span text:style-name="T4">). Acest lucru înseamnă că pentru a se mișca în, sau a afecta spațiile </text:span><text:soft-page-break/><text:span text:style-name="T4">din lateral, robotul va trebui să se întoarcă întâi înspre ele. </text:span><text:span text:style-name="T12">Mai mult, comenzile ce plasează sau distrug blocuri afectează doar spații adiacente, deci robotul va trebui să se miște până lângă un spațiu pentru a-l </text:span><text:span text:style-name="T13">modifica</text:span><text:span text:style-name="T12">.</text:span></text:p>
      <text:p text:style-name="P14"/>
      <text:h text:style-name="P11" text:outline-level="2"><text:span text:style-name="T9">2. </text:span><text:span text:style-name="T4">2. </text:span><text:span text:style-name="T31">Spațiul</text:span><text:span text:style-name="T4"> de antrenament</text:span></text:h>
      <text:p text:style-name="P5"><text:span text:style-name="T4">Vom considera, pentru antrenamentul programelor, un spațiu tridimensional limitat, de 16 blocuri pe fiecare axă. Vom avea un singur tip de bloc, structurile putând fi astfel considerate un bitmap tridimensional. </text:span><text:span text:style-name="T10">Robotul se poate mișca doar în acest spațiu, și poate modifica doar blocurile dinăuntrul său. </text:span><text:span text:style-name="T34">Exteriorul</text:span><text:span text:style-name="T10"> acestui spațiu poate fi considerat, pentru interacțiunea robotului, ca fiind formate din blocuri impenetrabile.</text:span></text:p>
      <text:p text:style-name="P19"><text:span text:style-name="T4">Fiecare </text:span><text:span text:style-name="T33">poziție</text:span><text:span text:style-name="T4"> din spațiu poate fi identificată exact de un triplet </text:span><text:span text:style-name="T14">de coordonate</text:span><text:span text:style-name="T14"><draw:frame draw:style-name="fr1" draw:name="Object1" text:anchor-type="as-char" svg:y="-0.152in" svg:width="0.6374in" svg:height="0.2in" draw:z-index="1"><draw:object xlink:href="./Object 1" xlink:type="simple" xlink:show="embed" xlink:actuate="onLoad"/><draw:image xlink:href="./ObjectReplacements/Object 1" xlink:type="simple" xlink:show="embed" xlink:actuate="onLoad"/></draw:frame></text:span><text:span text:style-name="T14">unde</text:span><draw:frame draw:style-name="fr1" draw:name="Object2" text:anchor-type="as-char" svg:y="-0.1484in" svg:width="1.4862in" svg:height="0.1937in" draw:z-index="0"><draw:object xlink:href="./Object 2" xlink:type="simple" xlink:show="embed" xlink:actuate="onLoad"/><draw:image xlink:href="./ObjectReplacements/Object 2" xlink:type="simple" xlink:show="embed" xlink:actuate="onLoad"/></draw:frame>. <text:span text:style-name="T10">P</text:span><text:span text:style-name="T4">oziția inițială a robotului în spațiul de antrenament este </text:span><draw:frame draw:style-name="fr1" draw:name="Object3" text:anchor-type="as-char" svg:y="-0.152in" svg:width="0.622in" svg:height="0.2in" draw:z-index="2"><draw:object xlink:href="./Object 3" xlink:type="simple" xlink:show="embed" xlink:actuate="onLoad"/><draw:image xlink:href="./ObjectReplacements/Object 3" xlink:type="simple" xlink:show="embed" xlink:actuate="onLoad"/></draw:frame>, <text:span text:style-name="T37">iar direcția sa este înspre </text:span><text:span text:style-name="T3">x</text:span><text:span text:style-name="T15"> pozitiv. </text:span><text:span text:style-name="T16">Fiecare poziție din spațiu este, inițial, goală.</text:span></text:p>
      <text:p text:style-name="P19"><text:span text:style-name="T16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Times New Roman2" svg:font-family="'Times New Roman'" style:font-family-generic="roman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o" fo:country="RO" style:letter-kerning="true" style:font-name-asian="NSimSun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o" fo:country="RO" style:letter-kerning="true" style:font-name-asian="NSimSun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text-align="justify" style:justify-single-word="false">
        <style:tab-stops/>
      </style:paragraph-properties>
      <style:text-properties style:font-name="Times New Roman1" fo:font-family="'Times New Roman'" style:font-style-name="Regular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2528in" style:type="center"/>
          <style:tab-stop style:position="6.5063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2528in" style:type="center"/>
          <style:tab-stop style:position="6.5063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able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en" fo:country="US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1.2083in" fo:margin-right="0.785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10T14:49:12.908451868</meta:creation-date>
    <dc:date>2021-05-10T16:53:17.182203323</dc:date>
    <meta:editing-duration>PT1H20M12S</meta:editing-duration>
    <meta:editing-cycles>22</meta:editing-cycles>
    <meta:generator>LibreOffice/7.1.3.2$Linux_X86_64 LibreOffice_project/10$Build-2</meta:generator>
    <meta:document-statistic meta:table-count="0" meta:image-count="0" meta:object-count="3" meta:page-count="3" meta:paragraph-count="20" meta:word-count="592" meta:character-count="4014" meta:non-whitespace-character-count="3445"/>
  </office:meta>
</office:document-meta>
</file>

<file path=Object 1/content.xml><?xml version="1.0" encoding="utf-8"?>
<math xmlns="http://www.w3.org/1998/Math/MathML" display="block">
  <semantics>
    <mrow>
      <mo fence="true" form="prefix" stretchy="false">(</mo>
      <mrow>
        <mrow>
          <mi>x</mi>
          <mi>,</mi>
          <mi>y</mi>
          <mi>,</mi>
          <mi>z</mi>
        </mrow>
      </mrow>
      <mo fence="true" form="postfix" stretchy="false">)</mo>
    </mrow>
    <annotation encoding="StarMath 5.0">(x, y, z)</annotation>
  </semantics>
</math>
</file>

<file path=Object 2/content.xml><?xml version="1.0" encoding="utf-8"?>
<math xmlns="http://www.w3.org/1998/Math/MathML" display="block">
  <semantics>
    <mrow>
      <mi>x</mi>
      <mi>,</mi>
      <mi>y</mi>
      <mi>,</mi>
      <mrow>
        <mi>z</mi>
        <mo stretchy="false">∈</mo>
        <mo stretchy="false">{</mo>
      </mrow>
      <mn>0</mn>
      <mi>,</mi>
      <mn>1</mn>
      <mi>,</mi>
      <mn>...</mn>
      <mi>,</mi>
      <mn>15</mn>
      <mo stretchy="false">}</mo>
    </mrow>
    <annotation encoding="StarMath 5.0">x, y, z in \{0, 1, ..., 15\}</annotation>
  </semantics>
</math>
</file>

<file path=Object 3/content.xml><?xml version="1.0" encoding="utf-8"?>
<math xmlns="http://www.w3.org/1998/Math/MathML" display="block">
  <semantics>
    <mrow>
      <mo fence="true" form="prefix" stretchy="false">(</mo>
      <mrow>
        <mrow>
          <mn>0</mn>
          <mi>,</mi>
          <mn>0</mn>
          <mi>,</mi>
          <mn>0</mn>
        </mrow>
      </mrow>
      <mo fence="true" form="postfix" stretchy="false">)</mo>
    </mrow>
    <annotation encoding="StarMath 5.0">( 0, 0, 0 )</annotation>
  </semantics>
</math>
</file>